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2a6099"/>
    </style:style>
    <style:style style:name="P2" style:family="paragraph" style:parent-style-name="Text_20_body">
      <style:text-properties fo:color="#2a6099" officeooo:rsid="001c6cd1" officeooo:paragraph-rsid="001c6cd1"/>
    </style:style>
    <style:style style:name="P3" style:family="paragraph" style:parent-style-name="Text_20_body">
      <style:text-properties fo:color="#2a6099" officeooo:paragraph-rsid="00236b40"/>
    </style:style>
    <style:style style:name="P4" style:family="paragraph" style:parent-style-name="Text_20_body">
      <style:text-properties fo:color="#2a6099" officeooo:paragraph-rsid="0024a0f0"/>
    </style:style>
    <style:style style:name="P5" style:family="paragraph" style:parent-style-name="Text_20_body">
      <style:text-properties fo:color="#2a6099" officeooo:paragraph-rsid="002532e0"/>
    </style:style>
    <style:style style:name="P6" style:family="paragraph" style:parent-style-name="Text_20_body">
      <style:text-properties fo:color="#2a6099" officeooo:paragraph-rsid="00277fa2"/>
    </style:style>
    <style:style style:name="P7" style:family="paragraph" style:parent-style-name="Text_20_body">
      <style:text-properties fo:color="#2a6099" officeooo:paragraph-rsid="002820dc"/>
    </style:style>
    <style:style style:name="P8" style:family="paragraph" style:parent-style-name="Text_20_body">
      <style:text-properties fo:color="#2a6099" officeooo:paragraph-rsid="002e23ed"/>
    </style:style>
    <style:style style:name="P9" style:family="paragraph" style:parent-style-name="Text_20_body">
      <style:text-properties fo:color="#000000"/>
    </style:style>
    <style:style style:name="P10" style:family="paragraph" style:parent-style-name="Text_20_body">
      <style:text-properties fo:color="#000000" officeooo:rsid="001c6cd1" officeooo:paragraph-rsid="001c6cd1"/>
    </style:style>
    <style:style style:name="P11" style:family="paragraph" style:parent-style-name="Text_20_body">
      <style:text-properties officeooo:paragraph-rsid="001a4fd5"/>
    </style:style>
    <style:style style:name="P12" style:family="paragraph" style:parent-style-name="Text_20_body">
      <style:text-properties officeooo:paragraph-rsid="0020560d"/>
    </style:style>
    <style:style style:name="P13" style:family="paragraph" style:parent-style-name="Text_20_body">
      <style:text-properties officeooo:paragraph-rsid="002607cd"/>
    </style:style>
    <style:style style:name="P14" style:family="paragraph" style:parent-style-name="Text_20_body">
      <style:text-properties fo:font-size="10.5pt" officeooo:paragraph-rsid="002607cd" style:font-size-asian="10.5pt" style:font-size-complex="10.5pt"/>
    </style:style>
    <style:style style:name="P15" style:family="paragraph" style:parent-style-name="Text_20_body">
      <style:text-properties officeooo:paragraph-rsid="002674a9"/>
    </style:style>
    <style:style style:name="P16" style:family="paragraph" style:parent-style-name="Text_20_body">
      <style:text-properties officeooo:paragraph-rsid="00277fa2"/>
    </style:style>
    <style:style style:name="P17" style:family="paragraph" style:parent-style-name="Text_20_body">
      <style:text-properties fo:color="#2a6099"/>
    </style:style>
    <style:style style:name="P18" style:family="paragraph" style:parent-style-name="Text_20_body">
      <style:text-properties fo:color="#2a6099" officeooo:paragraph-rsid="001a4fd5"/>
    </style:style>
    <style:style style:name="P19" style:family="paragraph" style:parent-style-name="Text_20_body">
      <style:text-properties fo:color="#2a6099" fo:language="fr" fo:country="FR" officeooo:rsid="001b72ad" officeooo:paragraph-rsid="0020560d"/>
    </style:style>
    <style:style style:name="P20" style:family="paragraph" style:parent-style-name="Text_20_body">
      <style:text-properties fo:color="#2a6099" fo:language="fr" fo:country="FR" officeooo:rsid="001b72ad" officeooo:paragraph-rsid="002f0b0a"/>
    </style:style>
    <style:style style:name="P21" style:family="paragraph" style:parent-style-name="Text_20_body">
      <style:text-properties fo:color="#2a6099" fo:language="fr" fo:country="FR" officeooo:rsid="001b72ad" officeooo:paragraph-rsid="003736fe"/>
    </style:style>
    <style:style style:name="P22" style:family="paragraph" style:parent-style-name="Text_20_body">
      <style:text-properties fo:color="#2a6099" fo:font-weight="normal" officeooo:rsid="003491ed" officeooo:paragraph-rsid="0035c178" style:font-weight-asian="normal" style:font-weight-complex="normal"/>
    </style:style>
    <style:style style:name="P23" style:family="paragraph" style:parent-style-name="Text_20_body">
      <style:text-properties fo:color="#2a6099" fo:font-weight="normal" officeooo:rsid="003491ed" officeooo:paragraph-rsid="003736fe" style:font-weight-asian="normal" style:font-weight-complex="normal"/>
    </style:style>
    <style:style style:name="P24" style:family="paragraph" style:parent-style-name="Text_20_body">
      <style:text-properties fo:color="#2a6099" officeooo:paragraph-rsid="0035c178"/>
    </style:style>
    <style:style style:name="P25" style:family="paragraph" style:parent-style-name="Text_20_body">
      <style:text-properties fo:color="#2a6099" officeooo:paragraph-rsid="003736fe"/>
    </style:style>
    <style:style style:name="P26" style:family="paragraph" style:parent-style-name="Text_20_body">
      <style:text-properties fo:color="#2a6099" officeooo:rsid="003736fe" officeooo:paragraph-rsid="003736fe"/>
    </style:style>
    <style:style style:name="P27" style:family="paragraph" style:parent-style-name="Text_20_body">
      <style:text-properties fo:color="#2a6099" officeooo:rsid="001c6cd1" officeooo:paragraph-rsid="001c6cd1"/>
    </style:style>
    <style:style style:name="P28" style:family="paragraph" style:parent-style-name="Text_20_body">
      <style:text-properties fo:color="#000000"/>
    </style:style>
    <style:style style:name="P29" style:family="paragraph" style:parent-style-name="Text_20_body">
      <style:text-properties fo:color="#000000" officeooo:paragraph-rsid="001a4fd5"/>
    </style:style>
    <style:style style:name="P30" style:family="paragraph" style:parent-style-name="Text_20_body">
      <style:text-properties fo:color="#000000" fo:language="fr" fo:country="FR" officeooo:rsid="001b72ad" officeooo:paragraph-rsid="0020560d"/>
    </style:style>
    <style:style style:name="P31" style:family="paragraph" style:parent-style-name="Text_20_body">
      <style:text-properties fo:color="#000000" officeooo:paragraph-rsid="0035c178"/>
    </style:style>
    <style:style style:name="P32" style:family="paragraph" style:parent-style-name="Text_20_body">
      <style:text-properties fo:font-weight="normal" officeooo:rsid="003491ed" officeooo:paragraph-rsid="0035c178" style:font-weight-asian="normal" style:font-weight-complex="normal"/>
    </style:style>
    <style:style style:name="T1" style:family="text">
      <style:text-properties fo:color="#000000"/>
    </style:style>
    <style:style style:name="T2" style:family="text">
      <style:text-properties fo:color="#000000" officeooo:rsid="001a4fd5"/>
    </style:style>
    <style:style style:name="T3" style:family="text">
      <style:text-properties fo:color="#000000" fo:language="fr" fo:country="FR" officeooo:rsid="001b72ad"/>
    </style:style>
    <style:style style:name="T4" style:family="text">
      <style:text-properties fo:color="#000000" fo:language="fr" fo:country="FR" officeooo:rsid="002d732c"/>
    </style:style>
    <style:style style:name="T5" style:family="text">
      <style:text-properties fo:color="#000000" officeooo:rsid="002607cd"/>
    </style:style>
    <style:style style:name="T6" style:family="text">
      <style:text-properties fo:color="#000000" officeooo:rsid="00277fa2"/>
    </style:style>
    <style:style style:name="T7" style:family="text">
      <style:text-properties fo:color="#2a6099"/>
    </style:style>
    <style:style style:name="T8" style:family="text">
      <style:text-properties fo:color="#2a6099" officeooo:rsid="001dc991"/>
    </style:style>
    <style:style style:name="T9" style:family="text">
      <style:text-properties fo:language="fr" fo:country="FR"/>
    </style:style>
    <style:style style:name="T10" style:family="text">
      <style:text-properties fo:language="fr" fo:country="FR" officeooo:rsid="001b72ad"/>
    </style:style>
    <style:style style:name="T11" style:family="text">
      <style:text-properties officeooo:rsid="001dc991"/>
    </style:style>
    <style:style style:name="T12" style:family="text">
      <style:text-properties officeooo:rsid="0021d05f"/>
    </style:style>
    <style:style style:name="T13" style:family="text">
      <style:text-properties officeooo:rsid="002532e0"/>
    </style:style>
    <style:style style:name="T14" style:family="text">
      <style:text-properties officeooo:rsid="002607cd"/>
    </style:style>
    <style:style style:name="T15" style:family="text">
      <style:text-properties officeooo:rsid="002674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andom Forest :</text:p>
      <text:p text:style-name="P1"/>
      <text:p text:style-name="Text_20_body">La Random Forest est un algorithme d'apprentissage automatique supervisé qui combine plusieurs arbres de décision pour réaliser une classification ou une régression. L'algorithme fonctionne en créant un grand nombre d'arbres de décision indépendants et en agrégeant leurs prédictions.</text:p>
      <text:p text:style-name="Text_20_body"/>
      <text:p text:style-name="P11"><text:span text:style-name="T7">**le processus de </text:span><text:span text:style-name="T8">fonctionnements</text:span><text:span text:style-name="T7"> d'une Random Forest  :</text:span></text:p>
      <text:p text:style-name="P18"/>
      <text:p text:style-name="P11"><text:span text:style-name="T7">-</text:span><text:span text:style-name="T1"> <text:s/>Bootstraping : plusieurs échantillons sont tirés aléatoirement avec remplacement à partir de l'ensemble de données pour créer des sous-ensembles de données d'entraînement différents.</text:span></text:p>
      <text:p text:style-name="P29">- <text:s/>Sélection des fonctionnalités : pour chaque sous-ensemble de données d'entraînement, un sous-ensemble aléatoire de fonctionnalités est sélectionné pour la construction de l'arbre de décision.</text:p>
      <text:p text:style-name="P12"><text:span text:style-name="T2">-</text:span><text:bookmark text:name="tw-target-text"/><text:span text:style-name="T2"> <text:s/>Création des arbres de décision : </text:span><text:span text:style-name="T9">Chaque arbre de décision est construit à l'aide d'un sous-ensemble aléatoire de données d'entraînement et un sous-ensemble aléatoire de fonctionnalités.</text:span></text:p>
      <text:p text:style-name="P12"><text:span text:style-name="T9">- <text:s/></text:span><text:span text:style-name="T10">Agrégation des prédictions : les prédictions de chaque arbre de décision sont agrégées en utilisant un vote majoritaire pour les tâches de classification ou une moyenne pondérée pour les tâches de régression.</text:span></text:p>
      <text:p text:style-name="P19"/>
      <text:p text:style-name="P20">**Les caractéristiques de l'algorithme Random Forest sont les suivantes :</text:p>
      <text:p text:style-name="P20"/>
      <text:p text:style-name="P12"><text:span text:style-name="T3">- </text:span><text:span text:style-name="T10">La Random Forest est un algorithme robuste qui peut gérer des ensembles de données volumineux et complexes</text:span><text:span text:style-name="T3">.</text:span></text:p>
      <text:p text:style-name="P30">- <text:s/>La Random Forest combine plusieurs arbres de décision pour créer un modèle global plus robuste et précis.</text:p>
      <text:p text:style-name="P30">- <text:s/>Sélection aléatoire de fonctionnalités .</text:p>
      <text:p text:style-name="P12"><text:span text:style-name="T3">- <text:s/></text:span><text:span text:style-name="T4">les </text:span><text:span text:style-name="T3">Random Forest peuvent être adaptées à différents types de tâches, y compris la classification, la régression, la détection d'anomalies, la segmentation d'image…</text:span></text:p>
      <text:p text:style-name="P26">Avantage :</text:p>
      <text:p text:style-name="P21">inconvénient :</text:p>
      <text:p text:style-name="P21"/>
      <text:p text:style-name="P21"/>
      <text:p text:style-name="P21"/>
      <text:p text:style-name="P21"/>
      <text:p text:style-name="P21"/>
      <text:p text:style-name="P2"><text:soft-page-break/></text:p>
      <text:p text:style-name="P2">pourquoi la Random Forest et plus robuste que décision trees :</text:p>
      <text:p text:style-name="P10">Car il combine plusieurs arbres de décision, chacun formé sur un sous-ensemble différent de données et de fonctionnalités, puis agrège leurs prédictions. Cette approche d'ensemble réduit le risque de su-rajustement et améliore les performances de généralisation donc rendant le modèle moins sensible.</text:p>
      <text:p text:style-name="P10">De plus, la Random<text:span text:style-name="T7"> </text:span>Forest<text:span text:style-name="T7"> </text:span>peut mieux gérer les valeurs manquantes et les données de grandes dimensions que les arbres de décision.</text:p>
      <text:p text:style-name="P1"/>
      <text:p text:style-name="P4">gradient boost :</text:p>
      <text:p text:style-name="P4"/>
      <text:p text:style-name="P9">L'algorithme Gradient Boosting est une technique d'apprentissage automatique supervisé qui combine plusieurs modèles d'arbre de décision pour améliorer la précision des prédictions.</text:p>
      <text:p text:style-name="P13"><text:span text:style-name="T1">L'algorithme de Gradient Boosting fonctionne </text:span><text:span text:style-name="T5">pour minimiser</text:span> l'erreur de prédiction, <text:span text:style-name="T14">et chaque </text:span>nouveau modèle est créé de manière à corriger les erreurs du modèle précédent.</text:p>
      <text:p text:style-name="P13"/>
      <text:p text:style-name="P5">**le processus de <text:span text:style-name="T11">fonctionnements</text:span> d<text:span text:style-name="T13">e</text:span> gradient boost :</text:p>
      <text:p text:style-name="P5"/>
      <text:p text:style-name="P13"><text:span text:style-name="T1">- <text:s/></text:span>Calcul de l'erreur résiduelle : l'algorithme calcule l'erreur résiduelle du modèle de base <text:span text:style-name="T14">( </text:span>L'erreur résiduelle est la différence entre la prédiction réelle et la prédiction du modèle de base<text:span text:style-name="T14">) </text:span>.</text:p>
      <text:p text:style-name="P14"><text:span text:style-name="T14">Rq :</text:span>L'objectif est de trouver un nouveau modèle qui corrige les erreurs de prédiction du modèle de base.</text:p>
      <text:p text:style-name="Text_20_body"><text:span text:style-name="T1">- <text:s/></text:span><text:span text:style-name="T5">C</text:span>réation d'un arbre de décision : L'algorithme crée un nouvel arbre de décision qui prend en compte les erreurs résiduelles du modèle de base. Cet arbre de décision est conçu pour prédire les erreurs résiduelles et non la sortie réelle.</text:p>
      <text:p text:style-name="P13"><text:span text:style-name="T7">- <text:s/></text:span>Combinaison des modèles : L'algorithme combine le modèle de base et le nouvel arbre de décision pour créer un nouveau modèle amélioré. Le modèle amélioré tente de corriger les erreurs de prédiction du modèle de base.</text:p>
      <text:p text:style-name="P15"><text:span text:style-name="T15">- Le calcul de l’erreur résiduelle et la combinaison des modèles doit être</text:span> répétées plusieurs fois jusqu'à ce que le modèle atteigne une précision satisfaisante ou que le nombre d'itérations atteigne une limite prédéfinie.</text:p>
      <text:p text:style-name="P13">- <text:s/>Prédiction : Une fois que le modèle final est créé, il peut être utilisé pour faire des prédictions sur de nouvelles données en combinant les prédictions de chaque arbre de décision dans l'ensemble.</text:p>
      <text:p text:style-name="P1"/>
      <text:p text:style-name="P1"/>
      <text:p text:style-name="P1"/>
      <text:p text:style-name="P1"/>
      <text:p text:style-name="P1"><text:soft-page-break/></text:p>
      <text:p text:style-name="P1">**Les caractéristiques de l'algorithme Gradient Boosting sont les suivantes :</text:p>
      <text:p text:style-name="P1"/>
      <text:p text:style-name="P9">- <text:s/>Le Gradient Boosting utilise un apprentissage par ensemble pour agréger les prédictions des modèles individuels.</text:p>
      <text:p text:style-name="Text_20_body"><text:span text:style-name="T1">- </text:span>Le Gradient Boosting dispose de plusieurs hyperparamètres, tels que le taux d'apprentissage, le nombre d'estimateurs, la profondeur de l'arbre, etc...</text:p>
      <text:p text:style-name="Text_20_body"><text:span text:style-name="T7">- <text:s/></text:span>Le Gradient Boosting utilise la régularisation pour éviter le sur ajustement et améliorer la généralisation du modèle.</text:p>
      <text:p text:style-name="P26">Avantage :</text:p>
      <text:p text:style-name="P25">inconvénient :</text:p>
      <text:p text:style-name="P25"/>
      <text:p text:style-name="P6">support vector machine :</text:p>
      <text:p text:style-name="P6"/>
      <text:p text:style-name="P16"><text:span text:style-name="T6">c’est un algorithme d’apprentissage supervisé </text:span>utilisé pour la classification et la régression. L'algorithme fonctionne en trouvant un hyperplan dans un espace de grande dimension qui sépare les classes de manière optimale.</text:p>
      <text:p text:style-name="P16"/>
      <text:p text:style-name="P7">**le processus de <text:span text:style-name="T11">fonctionnements</text:span> d<text:span text:style-name="T13">e</text:span> support vector machine :</text:p>
      <text:p text:style-name="P7"/>
      <text:p text:style-name="P9">- <text:s/>Sélection de l'hyperplan : L'algorithme cherche un hyperplan qui sépare les classes de manière optimale en maximisant la marge, qui est la distance entre les points les plus proches de chaque classe. L'hyperplan est choisi de manière à minimiser l'erreur de classification.</text:p>
      <text:p text:style-name="Text_20_body">- <text:s/>Entraînement du modèle : L'algorithme entraîne le modèle en utilisant les données d'entraînement pour déterminer le meilleur hyperplan qui sépare les données en deux classes différentes.</text:p>
      <text:p text:style-name="Text_20_body">- <text:s/>Prédiction : Pour prédire la classe d'une nouvelle observation, l'algorithme calcule la distance entre l'observation et l'hyperplan. Si la distance est positive, l'observation appartient à la classe positive, sinon elle appartient à la classe négative.</text:p>
      <text:p text:style-name="P1"/>
      <text:p text:style-name="P8">**Les caractéristiques de l'algorithme Machines à Vecteurs de Support sont les suivantes :</text:p>
      <text:p text:style-name="P8"/>
      <text:p text:style-name="P9">- <text:s/>Les SVM sont principalement utilisées pour la classification binaire, c'est-à-dire pour séparer les données en deux classes.</text:p>
      <text:p text:style-name="Text_20_body"><text:span text:style-name="T1">- <text:s/></text:span>Les SVM cherchent à trouver un plan de séparation optimal qui maximise la marge entre les données de chaque classe.</text:p>
      <text:p text:style-name="Text_20_body"><text:soft-page-break/>- <text:s/>Les SVM utilisent une régularisation pour éviter le sur ajustement et améliorer la généralisation du modèle.</text:p>
      <text:p text:style-name="Text_20_body"><text:span text:style-name="T7">- <text:s/></text:span>Les SVM ont plusieurs paramètres d'optimisation, tels que le paramètre de régularisation, le type de noyau, les paramètres du noyau, etc...</text:p>
      <text:p text:style-name="P1"/>
      <text:p text:style-name="P26">Avantage :</text:p>
      <text:p text:style-name="P1">inconvénient :</text:p>
      <text:p text:style-name="P1"/>
      <text:p text:style-name="P1"><text:s/>décision trees :</text:p>
      <text:p text:style-name="P1"/>
      <text:p text:style-name="P9">Un arbre de décision est un modèle d'apprentissage automatique qui utilise une structure d'arbre pour représenter des décisions et des actions à prendre à partir des données d'entrée. Il s'agit d'un algorithme de classification ou de régression qui fonctionne en séparant récursivement les données en sous-groupes homogènes </text:p>
      <text:p text:style-name="P9"/>
      <text:p text:style-name="P25">**le processus de <text:span text:style-name="T11">fonctionnements</text:span> d<text:span text:style-name="T13">e</text:span> décision trees :</text:p>
      <text:p text:style-name="P26">Avantage :</text:p>
      <text:p text:style-name="P25">inconvénient :</text:p>
      <text:p text:style-name="P1"/>
      <text:p text:style-name="P24"><text:span text:style-name="T12">D</text:span>eep neural <text:span text:style-name="T12">N</text:span>etwork :</text:p>
      <text:p text:style-name="P24"/>
      <text:p text:style-name="P31">Le Deep Neural Network est un type d'algorithme d'apprentissage automatique basé sur le réseau neuronal artificiel profond, qui est capable d'apprendre à partir de données non structurées ou complexes. Les DNN sont souvent utilisés pour des tâches telles que la reconnaissance de la parole, la reconnaissance de l'image, la traduction automatique et la prédiction de séries temporelles.</text:p>
      <text:p text:style-name="P31"/>
      <text:p text:style-name="P24">**le processus de <text:span text:style-name="T11">fonctionnements</text:span> de <text:span text:style-name="T12">D</text:span>eep neural <text:span text:style-name="T12">N</text:span>etwork :</text:p>
      <text:p text:style-name="P26">Avantage :</text:p>
      <text:p text:style-name="P23">inconvénient :</text:p>
      <text:p text:style-name="P32"/>
      <text:p text:style-name="P32"/>
      <text:p text:style-name="P32"/>
      <text:p text:style-name="P32"/>
      <text:p text:style-name="P32"/>
      <text:p text:style-name="P32"><text:soft-page-break/></text:p>
      <text:p text:style-name="P32">Référence : </text:p>
      <text:p text:style-name="P32"><text:a xlink:type="simple" xlink:href="https://datascientest.com/random-forest-definition" text:style-name="Internet_20_link" text:visited-style-name="Visited_20_Internet_20_Link">https://datascientest.com/random-forest-definition</text:a></text:p>
      <text:p text:style-name="P32"><text:a xlink:type="simple" xlink:href="https://datascientest.com/deep-neural-network" text:style-name="Internet_20_link" text:visited-style-name="Visited_20_Internet_20_Link">https://datascientest.com/deep-neural-network</text:a></text:p>
      <text:p text:style-name="P32"><text:a xlink:type="simple" xlink:href="https://towardsdatascience.com/all-you-need-to-know-about-gradient-boosting-algorithm-part-1-regression-2520a34a502" text:style-name="Internet_20_link" text:visited-style-name="Visited_20_Internet_20_Link">https://towardsdatascience.com/all-you-need-to-know-about-gradient-boosting-algorithm-part-1-regression-2520a34a502</text:a></text:p>
      <text:p text:style-name="P32"><text:a xlink:type="simple" xlink:href="https://dataanalyticspost.com/Lexique/svm/#:~:text=SVM%20(Support%20Vector%20Machine%20ou,ou%20de%20détection%20d'anomalie" text:style-name="Internet_20_link" text:visited-style-name="Visited_20_Internet_20_Link">https://dataanalyticspost.com/Lexique/svm/#:~:text=SVM%20(Support%20Vector%20Machine%20ou,ou%20de%20d%C3%A9tection%20d'anomalie</text:a>.</text:p>
      <text:p text:style-name="P22"><text:a xlink:type="simple" xlink:href="https://www.youtube.com/watch?v=v6VJ2RO66Ag" text:style-name="Internet_20_link" text:visited-style-name="Visited_20_Internet_20_Link">https://www.youtube.com/watch?v=v6VJ2RO66Ag</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08:38:17.755365660</meta:creation-date>
    <dc:date>2023-02-21T10:55:02.336743398</dc:date>
    <meta:editing-duration>PT1H3M29S</meta:editing-duration>
    <meta:editing-cycles>4</meta:editing-cycles>
    <meta:generator>LibreOffice/6.4.7.2$Linux_X86_64 LibreOffice_project/40$Build-2</meta:generator>
    <meta:document-statistic meta:table-count="0" meta:image-count="0" meta:object-count="0" meta:page-count="5" meta:paragraph-count="62" meta:word-count="1024" meta:character-count="7183" meta:non-whitespace-character-count="6197"/>
  </office:meta>
</office:document-meta>
</file>